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2.704cm" fo:min-width="2.6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draw:auto-grow-height="false" fo:min-height="3.561cm" fo:min-width="1.722cm" fo:wrap-option="wrap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1" draw:name="Forma 1" draw:style-name="gr1" svg:width="7.386cm" svg:height="7.647cm" svg:x="4.092cm" svg:y="-0.337cm"><text:p/>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<draw:equation draw:name="f0" draw:formula="$0 "/><draw:equation draw:name="f1" draw:formula="21600-$0 "/><draw:equation draw:name="f2" draw:formula="$0 -2700"/><draw:equation draw:name="f3" draw:formula="?f2 *5080/7425"/><draw:equation draw:name="f4" draw:formula="?f3 +2540"/><draw:equation draw:name="f5" draw:formula="10125-$0 "/><draw:equation draw:name="f6" draw:formula="?f5 *2120/7425"/><draw:equation draw:name="f7" draw:formula="?f6 +210"/><draw:equation draw:name="f8" draw:formula="10800+?f7 "/><draw:equation draw:name="f9" draw:formula="10800-?f7 "/><draw:equation draw:name="f10" draw:formula="(cos(45*(pi/180))*(0-10800)+sin(45*(pi/180))*(10800-10800))+10800"/><draw:equation draw:name="f11" draw:formula="-(sin(45*(pi/180))*(0-10800)-cos(45*(pi/180))*(10800-10800))+10800"/><draw:equation draw:name="f12" draw:formula="(cos(45*(pi/180))*(?f4 -10800)+sin(45*(pi/180))*(?f8 -10800))+10800"/><draw:equation draw:name="f13" draw:formula="-(sin(45*(pi/180))*(?f4 -10800)-cos(45*(pi/180))*(?f8 -10800))+10800"/><draw:equation draw:name="f14" draw:formula="(cos(45*(pi/180))*(?f4 -10800)+sin(45*(pi/180))*(?f9 -10800))+10800"/><draw:equation draw:name="f15" draw:formula="-(sin(45*(pi/180))*(?f4 -10800)-cos(45*(pi/180))*(?f9 -10800))+10800"/><draw:equation draw:name="f16" draw:formula="(cos(90*(pi/180))*(0-10800)+sin(90*(pi/180))*(10800-10800))+10800"/><draw:equation draw:name="f17" draw:formula="-(sin(90*(pi/180))*(0-10800)-cos(90*(pi/180))*(10800-10800))+10800"/><draw:equation draw:name="f18" draw:formula="(cos(90*(pi/180))*(?f4 -10800)+sin(90*(pi/180))*(?f8 -10800))+10800"/><draw:equation draw:name="f19" draw:formula="-(sin(90*(pi/180))*(?f4 -10800)-cos(90*(pi/180))*(?f8 -10800))+10800"/><draw:equation draw:name="f20" draw:formula="(cos(90*(pi/180))*(?f4 -10800)+sin(90*(pi/180))*(?f9 -10800))+10800"/><draw:equation draw:name="f21" draw:formula="-(sin(90*(pi/180))*(?f4 -10800)-cos(90*(pi/180))*(?f9 -10800))+10800"/><draw:equation draw:name="f22" draw:formula="(cos(135*(pi/180))*(0-10800)+sin(135*(pi/180))*(10800-10800))+10800"/><draw:equation draw:name="f23" draw:formula="-(sin(135*(pi/180))*(0-10800)-cos(135*(pi/180))*(10800-10800))+10800"/><draw:equation draw:name="f24" draw:formula="(cos(135*(pi/180))*(?f4 -10800)+sin(135*(pi/180))*(?f8 -10800))+10800"/><draw:equation draw:name="f25" draw:formula="-(sin(135*(pi/180))*(?f4 -10800)-cos(135*(pi/180))*(?f8 -10800))+10800"/><draw:equation draw:name="f26" draw:formula="(cos(135*(pi/180))*(?f4 -10800)+sin(135*(pi/180))*(?f9 -10800))+10800"/><draw:equation draw:name="f27" draw:formula="-(sin(135*(pi/180))*(?f4 -10800)-cos(135*(pi/180))*(?f9 -10800))+10800"/><draw:equation draw:name="f28" draw:formula="(cos(180*(pi/180))*(0-10800)+sin(180*(pi/180))*(10800-10800))+10800"/><draw:equation draw:name="f29" draw:formula="-(sin(180*(pi/180))*(0-10800)-cos(180*(pi/180))*(10800-10800))+10800"/><draw:equation draw:name="f30" draw:formula="(cos(180*(pi/180))*(?f4 -10800)+sin(180*(pi/180))*(?f8 -10800))+10800"/><draw:equation draw:name="f31" draw:formula="-(sin(180*(pi/180))*(?f4 -10800)-cos(180*(pi/180))*(?f8 -10800))+10800"/><draw:equation draw:name="f32" draw:formula="(cos(180*(pi/180))*(?f4 -10800)+sin(180*(pi/180))*(?f9 -10800))+10800"/><draw:equation draw:name="f33" draw:formula="-(sin(180*(pi/180))*(?f4 -10800)-cos(180*(pi/180))*(?f9 -10800))+10800"/><draw:equation draw:name="f34" draw:formula="(cos(225*(pi/180))*(0-10800)+sin(225*(pi/180))*(10800-10800))+10800"/><draw:equation draw:name="f35" draw:formula="-(sin(225*(pi/180))*(0-10800)-cos(225*(pi/180))*(10800-10800))+10800"/><draw:equation draw:name="f36" draw:formula="(cos(225*(pi/180))*(?f4 -10800)+sin(225*(pi/180))*(?f8 -10800))+10800"/><draw:equation draw:name="f37" draw:formula="-(sin(225*(pi/180))*(?f4 -10800)-cos(225*(pi/180))*(?f8 -10800))+10800"/><draw:equation draw:name="f38" draw:formula="(cos(225*(pi/180))*(?f4 -10800)+sin(225*(pi/180))*(?f9 -10800))+10800"/><draw:equation draw:name="f39" draw:formula="-(sin(225*(pi/180))*(?f4 -10800)-cos(225*(pi/180))*(?f9 -10800))+10800"/><draw:equation draw:name="f40" draw:formula="(cos(270*(pi/180))*(0-10800)+sin(270*(pi/180))*(10800-10800))+10800"/><draw:equation draw:name="f41" draw:formula="-(sin(270*(pi/180))*(0-10800)-cos(270*(pi/180))*(10800-10800))+10800"/><draw:equation draw:name="f42" draw:formula="(cos(270*(pi/180))*(?f4 -10800)+sin(270*(pi/180))*(?f8 -10800))+10800"/><draw:equation draw:name="f43" draw:formula="-(sin(270*(pi/180))*(?f4 -10800)-cos(270*(pi/180))*(?f8 -10800))+10800"/><draw:equation draw:name="f44" draw:formula="(cos(270*(pi/180))*(?f4 -10800)+sin(270*(pi/180))*(?f9 -10800))+10800"/><draw:equation draw:name="f45" draw:formula="-(sin(270*(pi/180))*(?f4 -10800)-cos(270*(pi/180))*(?f9 -10800))+10800"/><draw:equation draw:name="f46" draw:formula="(cos(315*(pi/180))*(0-10800)+sin(315*(pi/180))*(10800-10800))+10800"/><draw:equation draw:name="f47" draw:formula="-(sin(315*(pi/180))*(0-10800)-cos(315*(pi/180))*(10800-10800))+10800"/><draw:equation draw:name="f48" draw:formula="(cos(315*(pi/180))*(?f4 -10800)+sin(315*(pi/180))*(?f8 -10800))+10800"/><draw:equation draw:name="f49" draw:formula="-(sin(315*(pi/180))*(?f4 -10800)-cos(315*(pi/180))*(?f8 -10800))+10800"/><draw:equation draw:name="f50" draw:formula="(cos(315*(pi/180))*(?f4 -10800)+sin(315*(pi/180))*(?f9 -10800))+10800"/><draw:equation draw:name="f51" draw:formula="-(sin(315*(pi/180))*(?f4 -10800)-cos(315*(pi/180))*(?f9 -10800))+10800"/><draw:equation draw:name="f52" draw:formula="(cos(45*(pi/180))*($0 -10800)+sin(45*(pi/180))*(10800-10800))+10800"/><draw:equation draw:name="f53" draw:formula="(cos(225*(pi/180))*($0 -10800)+sin(225*(pi/180))*(10800-10800))+10800"/><draw:equation draw:name="f54" draw:formula="10800-$0 "/><draw:handle draw:handle-position="$0 10800" draw:handle-range-x-minimum="2700" draw:handle-range-x-maximum="10125"/></draw:enhanced-geometry></draw:custom-shape><draw:custom-shape text:anchor-type="paragraph" draw:z-index="0" draw:name="Forma 2" draw:style-name="gr2" draw:text-style-name="P2" svg:width="3.44cm" svg:height="5.922cm" svg:x="6.761cm" svg:y="0.529cm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22:44:33.735000000</meta:creation-date>
    <dc:date>2022-10-20T22:46:59.831000000</dc:date>
    <meta:editing-duration>PT2M2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